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0.04.12 03:24 | </text:span><text:span text:style-name="T2">#</text:span></text:p>
      <text:p text:style-name="P2"><text:span text:style-name="T1">台灣人對精神病充滿歧視,迥異於西方人較為中立的態度. 台灣人最喜歡問的問題之一就是: "你們每天接觸那些阿達阿達的,會不會自己也阿達阿達啊?" 邊問邊在太陽穴比出一個鄙夷的手勢.</text:span></text:p>
      <text:p text:style-name="P2"><text:span text:style-name="T1">這是個需要給答案的 "問題" 嗎? 台灣人不致於笨到連精神病會不會傳染也不知道. 有此一問,不過是要表達一種鄙夷. 每當有人這麼問我,我總感到一種酸楚. 但為了表現得像個 "正常的" 台灣人,我得努力擠出笑容,彷彿我也覺得這問題很幽默似的.</text:span></text:p>
      <text:p text:style-name="P2"><text:span text:style-name="T1">這個反覆詢問的台式幽默就好像問說: "你爸爸中風好多次了,你多年來一直照顧他,會不會自己也中風啊?!" 我該怎麼回答呢? 會不會中風我不知道,但如果命運可以交換,如果病痛可以轉嫁,我會毫不猶豫交換一切健康與好運.</text:span></text:p>
      <text:p text:style-name="P2"><text:span text:style-name="T1">不管是中風或瘋狂都不會傳染,但一個人的悲劇卻很可能在另一個人的心上劃下一道難以抹滅的傷痕. 要不是我還相信著神明,我恐怕當不了兩天的醫師,更不用說當上二十年;但傷痕依然數不清了.</text:span></text:p>
      <text:p text:style-name="P2"><text:span text:style-name="T1">我熟練各種應有的醫術與知識,接觸過數萬人次的病患,疾病本身如此尋常,但每一道悲劇卻依然讓人感到驚駭莫名.</text:span></text:p>
      <text:p text:style-name="P2"><text:span text:style-name="T1">記得二十幾年前在婦產科實習時,有個病人突然大出血死掉了,主治醫師帶著我,以迅雷不及掩耳的專業速度處理完一切記錄與急救作業. 下班時,我在醫院門口又遇到他,他提著網球拍一副陽光型男的模樣準備去打網球了. 我頓時感到有點驚訝.</text:span></text:p>
      <text:p text:style-name="P2"><text:span text:style-name="T1">跟師長道了別,我騎著機車,一路往山的方向毫無目的地飛奔,心裏許多問號. 他不依約去打網球,難道要像一隻受傷的動物那樣躲進洞穴裏療傷? 陽光是必要的,但樹梢牆角光影交會處難道不會有半點惆悵?</text:span></text:p>
      <text:p text:style-name="P2"><text:span text:style-name="T1">在我這個年紀,長輩們勢必要一個個倒下了. 於是從一個不會開車,過去更不曾在高速公路上開過車的人,三年來卻用了將近一千張高速公路回數票,平均一天要用掉一張. 無數的晨昏深夜,像個消防隊員一樣,彷彿永不間斷地在高速公路上來回飛馳.</text:span></text:p>
      <text:p text:style-name="P2"><text:span text:style-name="T1">夜半時分,整條高速公路上經常就只有我一輛車,前後看不見任何車燈. 車子在黑暗中靜靜飛馳,我常不免想起一些事及一些人,想起這孤獨的夜事實上或許並沒有那麼孤獨. 羅曼羅蘭說得很對,"當有著一雙真誠的眼睛陪我們哭泣,我們就沒有為生命白白受苦." 當你的痛苦打傷另一個人的心時,即便是個陌生人,我們就沒有為生命白白受苦.</text:span></text:p>
      <text:p text:style-name="P2"><text:span text:style-name="T1">我大約能體會,為什麼武俠小說裏那些高人隱士總是對武功帶著一種輕視,或許醫學也一樣,歌藝琴藝武藝或哲學都一樣,到頭來不是技巧或技術或思想之深度起了作用,而是心頭那些新痕舊傷發揮了療效,並且使得這一切原本毫無意義命定的痛苦似乎有了一點意義.</text:span></text:p>
      <text:p text:style-name="P1"><text:span text:style-name="T1">陳真 | 2010.04.08 02:01 | </text:span><text:span text:style-name="T2">#</text:span></text:p>
      <text:p text:style-name="P3"><text:span text:style-name="T1">(蘋果日報)社長好,</text:span><text:span text:style-name="T3"><text:line-break/><text:line-break/></text:span><text:span text:style-name="T1">大約一年沒有投稿了, 主要是因為在台灣似乎只要與某些主流意見不合或是招惹特定利益團體或政黨 (特別是綠營), 總會招來許多外人難以想像的攻擊抹黑或騷擾等等等. 比方說死刑問題, 這是 AI 的一貫宗旨, 而我是 AI 的老會員, 也是台灣 AI 的創會會員, 二十幾年來長期關注相關議題, 但還是寧可噤聲不語.</text:span><text:span text:style-name="T3"><text:line-break/><text:line-break/></text:span><text:span text:style-name="T1">這篇文章也一樣, 思考許久才決定動筆. 我大約能想像這會給我在醫界進一步帶來什麼樣的一種異類或怪物或恐怖份子等污名化效果, 但想想還是寫了, 管它的, 人總不能老是計算利害窩窩囊囊地活著.</text:span><text:span text:style-name="T3"><text:line-break/><text:line-break/></text:span><text:span text:style-name="T1">我常想起荷索的 "灰熊人" 電影中, 那位有點像唐吉訶德的瘋狂主角說了一句話, 他說: "有時候我不免會想到, 或許我該為夢想而死, 或許唯有這樣, 人們才會真正聽見我的聲音".</text:span><text:span text:style-name="T3"><text:line-break/><text:line-break/></text:span><text:span text:style-name="T1">文中所提之重覆使用處方單或批價單, 我有證據. 我怕醫院會否認, 所以保留了一些證據. 這事實在很離譜, 比方說甲得了陰道炎來就診, 批價完或領完藥之後, 這些單子不但沒有銷毀, 反而利用背面空白處再給乙使用一次. 於是當乙拿到這張處方單或批價單時, 翻過背面便可看到甲之一切身份資料包括身份證號碼以及種種病情診斷與處方用藥.</text:span></text:p>
      <text:p text:style-name="P3"><text:span text:style-name="T1">我這兩天值班, 刻意問了兩位急診的醫護人員, 請問他們對此一作法是否覺得不妥? 他們一副不解或不耐煩, 回答說: 這有什麼不好? 節省紙張有什麼不好?</text:span><text:span text:style-name="T3"><text:line-break/><text:line-break/></text:span><text:span text:style-name="T1">院方大概會說: 員工若對院務有問題, 請循 "院內正常管道提出意見", 但我常想在院內利用全院性的 mailing list表示對一些臨床事務的異議或感受或感想, 但卻總是被以 "與公務無關" 為由而禁止發言. 而且, 台灣人有一種習性, 從來不是根據是</text:span><text:span text:style-name="T3"><text:line-break/></text:span><text:span text:style-name="T1">非對錯來看待一個人的言論是否值得重視, 而是根據這個人的言論或行為所產生的壓力有多少來決定重視的程度.</text:span><text:span text:style-name="T3"><text:line-break/><text:line-break/></text:span><text:span text:style-name="T1">當然, 我也不是很喜歡媒體慣於對是非對錯的高度簡化與渲染. 我寧可被看成醫界共犯結構的一份子 (只是多了一點病識感), 而非常不願意被視為一種彷彿兩手乾淨獨立於共犯結構之外的什麼改革者. 題外話.</text:span><text:span text:style-name="T3"><text:line-break/><text:line-break/></text:span><text:span text:style-name="T1">不過, 這樣一篇與當下時事無直接關係的文章, 登或不登, 當然都還是請社長純粹就文章品質與報社所需而論, 而無須顧及所謂人情. 謝謝社長.</text:span><text:span text:style-name="T3"><text:line-break/><text:line-break/></text:span><text:span text:style-name="T1">祝平安</text:span><text:span text:style-name="T3"><text:line-break/><text:line-break/></text:span><text:span text:style-name="T1">陳真</text:span></text:p>
      <text:p text:style-name="P3"><text:span text:style-name="T1">==========</text:span><text:span text:style-name="T3"><text:line-break/></text:span><text:span text:style-name="T1">醫療隱私蕩然無存</text:span></text:p>
      <text:p text:style-name="P3"><text:span text:style-name="T3"><text:line-break/></text:span><text:span text:style-name="T1">陳興正 （台大醫院雲林分院倫理委員會委員；精神醫學部主治醫師）</text:span></text:p>
      <text:p text:style-name="P3"><text:span text:style-name="T1">2010. 04. 07. (投給蘋果日報, 近日將會刊登)</text:span></text:p>
      <text:p text:style-name="P3"><text:span text:style-name="T1">上周因腿部細微傷口感染，惡化成蜂窩組織炎，前往本院就診。隔天同事竟問說我的腿怎麼了？我頓時感到驚駭莫名，這麼小的一件事，除了醫生護士理應全世界沒有人知道，無關國計民生，不具任何新聞價值，為何昨晚就醫，僅僅相隔數小時便人盡皆知？就算是徵信社效率也沒這麼好吧？</text:span></text:p>
      <text:p text:style-name="P3"><text:span text:style-name="T1">近年來，醫學倫理在台灣變成一種「三民主義」，口頭上很抬舉，標語口號到處都是，但言者無心聽者無意，說說而已。你看，醫師每每面對媒體肆無忌憚談論他人病情，人們卻見怪不怪。此舉不但傷害病患身體自主權及隱私權，而且傷害醫病關係賴以維繫的「信任」基礎。</text:span></text:p>
      <text:p text:style-name="P3"><text:span text:style-name="T1">即便不談倫理，如此行徑仍已違法。去年便有位總院實習醫師私自調閱親戚病歷而被控告。本院牆上更四處張貼所謂守密與尊重隱私權的海報，更有所謂「不刺探、不洩露、不隨意棄置私人資訊」的「小密封」運動，但事實卻非如此，甚至主動入侵查閱個人就醫隱私。本院急診更是重覆使用批價單之背面空白處，上頭</text:span><text:span text:style-name="T3"><text:line-break/></text:span><text:span text:style-name="T1">有著他人身份資訊及病情資料。我問兩位同事對此有何看法，他們不耐煩地說：「這有什麼問題？節省紙張很好啊！」</text:span></text:p>
      <text:p text:style-name="P3"><text:span text:style-name="T1">我常企圖在院內發言，但相關批評總是以「與公務無關」而被消音或招來悶棍。犯錯並不可怕，可怕的是眾人根本不在乎對錯；當一個機構無法自律，它律便是必然結果，於是我決定訴諸輿論。當隱私與守密原則無法確保，你敢放心就醫嗎？</text:span></text:p>
      <text:p text:style-name="P3"><text:span text:style-name="T1">事實上，任何院內員工，只要知道你的姓名，便能透過院內資訊系統輕易查到你的就醫記錄。並不是你我有著什麼羞於見人的疾病，而是根本不該侵犯他人隱私，甚至還跟大家「分享」私人資訊。</text:span></text:p>
      <text:p text:style-name="P3"><text:span text:style-name="T1">這事讓我陷入兩難，一方面我無意與同事為難，但另一方面這樣一些基本價值卻又十分重要，不該當成空洞教條口號。忝為本院倫理委員，費盡心力舉辦各種研討會，無非也只是希望病患能被當人看。如果倫理只是一種裝飾品或虛應故事的例行公事或營養學分，倫理二字將毫無意義。</text:span></text:p>
      <text:p text:style-name="P3"><text:span text:style-name="T1">台大不是今天才蓋醫院，大家也不是今天才走入醫療體系，這樣一些基本價值會很難理解或尊重嗎？醫療品質之差異絕非在於什麼新科技或獨特祕方，而是在於行使專業過程中的一些細膩考量與尊重。院方高層不時「鞭策」大家追求所謂「業績」的同時，勿忘醫學「以人為本、尊重生命尊嚴」之初衷。</text:span><text:span text:style-name="T3"><text:line-break/></text:span></text:p>
      <text:p text:style-name="P1"><text:span text:style-name="T1">陳真 | 2010.04.08 01:51 | </text:span><text:span text:style-name="T2">#</text:span></text:p>
      <text:p text:style-name="P2"><text:span text:style-name="T1">只要一逮到一點時間,那怕只是兩分鐘,我也會趕緊就地睡覺,只差沒辦法練成一邊走路一邊睡覺的夢遊神功. 無數的下班時分,經常把車停在路邊睡覺,有時離家門只剩一分鐘,但還是撐不住而就地睡著,有幾次甚至在路邊一覺到天亮而接著又去上班. 等紅燈是最難熬的,因為很容易在幾秒鐘內就睡著了.</text:span></text:p>
      <text:p text:style-name="P2"><text:span text:style-name="T1">最近連續六十七個小時中,只斷斷續續睡了大約 6 小時.即便已經兩天未闔眼,一早仍準時看診,就像在戰場救難一樣,一連五個小時看了五十幾個病人,差不多相當於一個英國精神科醫師看一個月的病人數量.</text:span></text:p>
      <text:p text:style-name="P2"><text:span text:style-name="T1">台灣醫師的平均壽命比一般人少了十年左右;這樣的生活品質恐怕很難長壽,而我每天卻忙著教導病患健康的生活起居與良好睡眠的重要性.</text:span></text:p>
      <text:p text:style-name="P2"><text:span text:style-name="T1">如果要混,其實也挺容易,薪水照領,不需要太用心,反正都是開藥或開刀,行醫外觀上也看不太出來,搞不好人家還當你是神醫或名醫.可是,無須視病猶親,只要你視病猶人,把他當人看時,恐怕就會有忙不完的事了.</text:span></text:p>
      <text:p text:style-name="P2"><text:span text:style-name="T1">一位膝下無子的姑姑,最近再度送進加護病房,我拖著早已疲憊到極點的身子開車回到台南前往某院探視. 一進加護病房,我還以為來到了夜市. 講夜市或許太誇張,但任意喧嘩嘻鬧卻是台灣醫界之常態,往往大聲叫喊嘻笑,旁若無人,彷彿床上躺著的不是人,而只是一些道具或木偶.</text:span></text:p>
      <text:p text:style-name="P2"><text:span text:style-name="T1">今天有位所謂 "惡護士" 對於病人嘻笑玩弄而引起公憤,但我看了電視和相關影片後,覺得她一點也不惡,憑著閱人無數及20多年的行醫經驗,我倒相信這應該是一位工作盡責的好護士. 其行徑固然不可取,但這絕非一種例外,而是台灣醫界之常態. 我不是說每個醫護人員 "都" 這樣,而是說這樣的狀況很平常,平常到就像一天三餐那樣.</text:span></text:p>
      <text:p text:style-name="P2"><text:span text:style-name="T1">許多病房或護理站的空氣中,往往充滿著一種愉悅或狂喜的氣氛,宛若綜藝節目的現場. 特別是當一些意識陷入混亂而胡言亂語的病人更是最佳娛樂的來源,往往讓醫護人員枯燥的上班日子憑添不少 "樂趣".</text:span></text:p>
      <text:p text:style-name="P2"><text:span text:style-name="T1">對著這些神志錯亂因此言行古怪的病患,或是一些宛若孩童的失智老人,醫護人員最常使用的形容詞是 "好可愛". 我知道這很難說是一種人性的惡,但它終究也不會是一種美德.</text:span></text:p>
      <text:p text:style-name="P2"><text:span text:style-name="T1">今天如果是妳自己的父親或丈夫或子女躺在床上,意識混亂而胡言亂語,你還會看了覺得很開心很好笑然後說很可愛嗎? 應該不會吧,應該會回到家,在夜深人靜的午夜時分痛哭一場才對. 可當他不是你的親人或摯愛時,你卻對這樣的悲劇產生了娛樂效果.</text:span></text:p>
      <text:p text:style-name="P2"><text:span text:style-name="T1">我握著姑姑的手,這說不一定是我一生中唯一一次緊握她的手,因為我從未見過生性樂觀的她臉上出現這樣痛苦與悲傷的求救表情. 我問她痛嗎? 她無法言語,滾下兩行熱淚,這也是我生平第一次見她流淚. 我知她一生坎坷,喪夫獨居身無分文,但臉上總是掛著十足的笑容,唯獨這回有了完全不一樣的表情.</text:span></text:p>
      <text:p text:style-name="P2"><text:span text:style-name="T1">隔著三四張床,有位阿伯也是全身插滿管子,神志不清,痛苦呼號,嘴裏一直胡言亂語唸著: "來打香腸啊,你娘雞巴啊". 護士們聽了樂不可支,嘻嘻哈哈大聲學著唸: "阿伯啊! 來打香腸啊,什麼七八啊",然後笑成一團.</text:span></text:p>
      <text:p text:style-name="P2"><text:span text:style-name="T1">我看著這一幕,心裏感到一種說不出的悲傷. 比較起來,我對這些護士的憐憫要比那些病人的憐憫要多一些. 因為病人只是身體生了病,而醫護人員卻在這樣一種視他人痛苦如無物的環境中,逐漸敗壞心志與靈魂; 就好像許多從政者一開始總是抱著某種理想,可當他進入官場進入廟堂之上,原本單純的初衷就一點一滴地腐蝕了,但他們自己往往沒有絲毫察覺.</text:span></text:p>
      <text:p text:style-name="P2"><text:span text:style-name="T1">醫護人員也一樣,或許唯有當他有一天自己也插滿管子躺在病床上時,他才會明白生命真正需要一些什麼.</text:span></text:p>
      <text:p text:style-name="P1"><text:span text:style-name="T1">陳真 | 2010.04.07 15:59 | </text:span><text:span text:style-name="T2">#</text:span></text:p>
      <text:p text:style-name="P3"><text:span text:style-name="T1">死刑恐影響歐盟免簽 外交部：溝通化解</text:span></text:p>
      <text:p text:style-name="P3"><text:span text:style-name="T1">中廣新聞</text:span></text:p>
      <text:p text:style-name="P3"><text:span text:style-name="T1">更新日期:2010/04/06 16:35 對岸處決日本毒販，至於國內是否廢除死刑？不但在國內引發爭議，也可能成為台灣爭取歐盟免簽證的阻力。外交部表示，將會向歐洲議會說明我政府依法行政的立場，希望死刑爭議不要對我爭取歐盟免簽證造成負面影響。（張德厚報導）</text:span></text:p>
      <text:p text:style-name="P3"><text:span text:style-name="T1">歐洲議會友台小組副主席安芮琪娜日前表示，雖然台灣是否廢除死刑與爭取歐盟免簽證沒有直接關連，但歐盟對廢除死刑的立場相當強烈，歐盟所有會員國都已經廢除死刑，對歐洲議會中強烈支持廢除死刑者而言，死刑將是負面影響因素。</text:span></text:p>
      <text:p text:style-name="P3"><text:span text:style-name="T1">外交部歐洲司副司長李光章表示，台灣免簽證法案，預計在4月底或是5月初，向歐盟執委會提出，接著將交由歐洲議會司法自由及安全委員會審議，最後再送交大會表決。</text:span></text:p>
      <text:p text:style-name="P1"><text:span text:style-name="T1">陳真 | 2010.04.06 03:54 | </text:span><text:span text:style-name="T2">#</text:span></text:p>
      <text:p text:style-name="P2"><text:span text:style-name="T1">值班夜,一個孔武有力醉醺醺的 "病人" (我至今仍不明白酒癮是一種疾病概念或一種犯罪學概念)破口大罵說他絕不住院,否則要我死得很難看.</text:span></text:p>
      <text:p text:style-name="P2"><text:span text:style-name="T1">另一方面,家屬再三懇求把他五花大綁強制住院,否則起酒瘋會打人,而且最好是在醫院 "關" 一輩子都不要讓他出院,因為一出院隔天他就會喝酒了,然後又是由警方抓來急診就醫,如此周而復始不斷循環. 但法律卻不允許我任意強制他住院,否則便是侵犯人權.</text:span></text:p>
      <text:p text:style-name="P2"><text:span text:style-name="T1">百般痛苦中,真不知道該怎麼處理,不管哪一條路都行不通. 在這同時,又來了一個精神分裂病患,一見面點頭微笑,十分客氣. 家屬卻氣急敗壞痛罵醫院為什麼不把這樣一些病人關到死而要讓他們出院?</text:span></text:p>
      <text:p text:style-name="P2"><text:span text:style-name="T1">經過一番針劑與藥物處理,我告知家屬說所有病床都滿了,我只能協助連絡各家醫院看哪個醫院還有空床,並且會協助他轉院.</text:span></text:p>
      <text:p text:style-name="P2"><text:span text:style-name="T1">家屬一聽,馬上破口大罵做勢要毆打,嘴裏罵說 "沒醫德,沒有床也要給我弄出床來,絕不轉院".</text:span></text:p>
      <text:p text:style-name="P2"><text:span text:style-name="T1">我努力用最溫柔甜美的聲音告知說真的沒有床,若有床我反而輕鬆,因為轉院對我們來說更困難,必須做許多連絡的工作. 但家屬依然繼續破口大罵說我在騙他,說要找立委來修理我們.</text:span></text:p>
      <text:p text:style-name="P2"><text:span text:style-name="T1">費了大約半小時,我幫他在鄰近醫院找到一張空床,但必須隔天早上才能入院. 家屬大概是終於相信我們真的沒有空床了,於是露出笑容說 "剛才對你不禮貌,不好意思啦."</text:span></text:p>
      <text:p text:style-name="P2"><text:span text:style-name="T1">說完,然後說他有事要走了,我說你不能走啊. 我們不能幫你轉院,你明天得自己帶他去那家醫院住院,你不能把病人丟給我啊,我沒辦法充當家屬幫你帶他去住院.</text:span></text:p>
      <text:p text:style-name="P2"><text:span text:style-name="T1">家屬一聽,又是一連串破口大罵,在我眼前三寸揮舞著拳頭,我準備學蜘蛛人用最敏捷的速度隨時閃過他的拳頭. 病人在旁一聽明天要住院,也立即用超過一百二十分貝的聲音大吼大叫,做勢要對我揮出一記右勾拳,叫我不要逼他,"我沒瘋,你才是瘋子,我絕不住院,我會讓你好看!!"</text:span></text:p>
      <text:p text:style-name="P2"><text:span text:style-name="T1">家屬身上有著酒味,似乎比病人還激動,不斷發飆大罵,"醫者父母心,你們這樣有沒有良心?" 我說我們可以幫你安排救護車,但還是必須有家屬陪同,而不是要醫生或護士明天一早丟下工作充當家屬或充當看護帶他去就醫.</text:span></text:p>
      <text:p text:style-name="P2"><text:span text:style-name="T1">家屬說: "我哪有時間? 我要工作啊". 我說: "我們也要工作啊,而且我們不是他的家屬,沒辦法替他辦理住院等等一切手續." 家屬依然怒罵,但不可能做到的事再怎麼罵也不可能做到. 經過不斷用最溫柔甜美的聲音安撫,家屬才停止怒罵,說要找其他家屬來帶.</text:span></text:p>
      <text:p text:style-name="P2"><text:span text:style-name="T1">這時救護車又哦喔依喔依送來一個剛剛癲癇發作倒地頭部受傷的精神病患,清醒後,一聽家屬要要他住院,大罵醫生說 "你們都是串通好要來害我的,你敢給我打針試試看!!我絕不住院"...</text:span></text:p>
      <text:p text:style-name="P2"><text:span text:style-name="T1">當然不是每天分分秒秒都是這樣的暴烈兩難鏡頭,不過,精神科醫師工作的基本剪影差不多就是這樣,相對於其他科的醫師之高高在上,大概也只有這一科的醫師經常要被病患打罵或羞辱恐嚇,然後還要努力用最溫柔甜美的聲音安撫.</text:span></text:p>
      <text:p text:style-name="P2"><text:span text:style-name="T1">在台灣當醫生,我總感覺自己不是一個醫生,而是一個國家,我得負起唯有一個國家的力量才有可能辦到的各種任務,最好我還必須精通武術或擁有一些特異功能,例如張無忌的乾坤大挪移是我最想學的武功之一,對方怎麼打都打不到,只能打到我的影子;最好還能學會一點輕功,以便飛簷走壁逃跑比較方便.</text:span></text:p>
      <text:p text:style-name="P2"><text:span text:style-name="T1">但是,這些畢竟都還是雕蟲小技. 真正的難題是扮演一個國家,提供唯有一個國家才有可能提供的一切人力物力與各種資源.</text:span></text:p>
      <text:p text:style-name="P2"><text:span text:style-name="T1">舉綠旗的那個黨,整天喊建國,真是莫名其妙,台灣還需要做出什麼動作來建什麼國嗎? 要不然就是整天在名稱上做文章,甚至連中華海豚都都想抓來 "正名" 變成台灣海豚幫忙騙選票. 這就像一個人整天游手好閒吃喝玩樂,但卻嫌命不好,整天說要改名字改門牌號碼,彷彿改完就會人生一切美好.</text:span></text:p>
      <text:p text:style-name="P2"><text:span text:style-name="T1">政客不奇怪,奇怪的是怎麼會有那麼多北七相信政客? 怎麼會有那麼多阿西相信那些純屬詐騙的什麼正名與建國? 卻絲毫不關心做為一個國家應有的各種存在意義.</text:span></text:p>
      <text:p text:style-name="P2"><text:span text:style-name="T1">一個國家之所以值得存在,是為了要服務人民的,但台灣的許多社會安全與福利體系,特別是針對弱勢者的服務之相關制度與資源,卻遠遠遠遠遠遠遠遠遠落後於對有錢人的照顧. 於是許多時候,面對許多無助的生命,不管是人也好,動物也罷,你只好硬著頭皮扮演一個國家,精疲力竭地做一些根本不可能做到的任務,有時累得或挫折得都很想就此睡著而都不要再醒來了.</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